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b69" officeooo:paragraph-rsid="0010eb69"/>
    </style:style>
    <style:style style:name="T1" style:family="text">
      <style:text-properties officeooo:rsid="0011b197"/>
    </style:style>
    <style:style style:name="T2" style:family="text">
      <style:text-properties officeooo:rsid="0013a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sures:</text:p>
      <text:p text:style-name="P1"><text:tab/>Một inner function luôn luôn truy cập được đến các biến và tham số outer function của nó, ngay cả khi outer <text:span text:style-name="T1">function đã được trả về. </text:span></text:p>
      <text:p text:style-name="P1"/>
      <text:p text:style-name="P1">- <text:span text:style-name="T2">Một function mới sẽ lấy một Execution Stack mới được đặt lên top của Execution Stack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4:11:13.680550734</meta:creation-date>
    <dc:date>2020-05-30T17:32:48.021477131</dc:date>
    <meta:editing-duration>PT2H50M44S</meta:editing-duration>
    <meta:editing-cycles>1</meta:editing-cycles>
    <meta:document-statistic meta:table-count="0" meta:image-count="0" meta:object-count="0" meta:page-count="1" meta:paragraph-count="3" meta:word-count="45" meta:character-count="229" meta:non-whitespace-character-count="185"/>
    <meta:generator>LibreOffice/6.4.3.2$Linux_X86_64 LibreOffice_project/40$Build-2</meta:generator>
  </office:meta>
</office:document-meta>
</file>